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b3b3b3" draw:marker-start="Arrowhead_20_1" draw:marker-start-width="0.45cm" draw:marker-end="Arrowhead_20_1" draw:marker-end-width="0.4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5.1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7cm" fo:min-width="1.8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7cm" fo:min-width="3.2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3.3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1.5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1.4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0.668cm" svg:y1="5.135cm" svg:x2="20.701cm" svg:y2="5.161cm">
            <text:p/>
          </draw:line>
          <draw:line draw:style-name="gr1" draw:text-style-name="P1" draw:layer="layout" svg:x1="0.61cm" svg:y1="8.231cm" svg:x2="20.643cm" svg:y2="8.257cm">
            <text:p/>
          </draw:line>
        </draw:g>
        <draw:custom-shape draw:style-name="gr2" draw:text-style-name="P2" draw:layer="layout" svg:width="3.783cm" svg:height="0.933cm" svg:x="8.12cm" svg:y="0.247cm">
          <text:p text:style-name="P1"><text:span text:style-name="T1">index.ph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39cm" svg:height="1.032cm" svg:x="11.564cm" svg:y="6.193cm">
          <text:p text:style-name="P1"><text:span text:style-name="T1">plot.ph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917cm" svg:height="1.038cm" svg:x="3.743cm" svg:y="6.193cm">
          <text:p text:style-name="P1"><text:span text:style-name="T1">export_data.ph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57cm" svg:height="1.038cm" svg:x="7.257cm" svg:y="3.171cm">
          <text:p text:style-name="P1"><text:span text:style-name="T1">graphplot.ph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17cm" svg:height="1.038cm" svg:x="1.78cm" svg:y="3.176cm">
          <text:p text:style-name="P1"><text:span text:style-name="T1">dateplot.ph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862cm" svg:height="1.038cm" svg:x="13.528cm" svg:y="3.176cm">
          <text:p text:style-name="P1"><text:span text:style-name="T1">custom p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9cm" svg:height="1.032cm" svg:x="11.564cm" svg:y="9.183cm">
          <text:p text:style-name="P1"><text:span text:style-name="T1">plot.p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46cm" svg:height="1.038cm" svg:x="3.963cm" svg:y="9.183cm">
          <text:p text:style-name="P1"><text:span text:style-name="T1">export_data.p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515cm" svg:height="1.038cm" svg:x="1.158cm" svg:y="12.22cm">
          <text:p text:style-name="P1"><text:span text:style-name="T1">databasebackend.p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815cm" svg:height="1.038cm" svg:x="15.299cm" svg:y="12.252cm">
          <text:p text:style-name="P1"><text:span text:style-name="T1">ourmatplotlib.p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015cm" svg:y1="4.208cm" svg:x2="13.046cm" svg:y2="6.193cm">
          <text:p/>
        </draw:line>
        <draw:line draw:style-name="gr5" draw:text-style-name="P1" draw:layer="layout" svg:x1="10.015cm" svg:y1="4.208cm" svg:x2="6.934cm" svg:y2="6.193cm">
          <text:p/>
        </draw:line>
        <draw:line draw:style-name="gr5" draw:text-style-name="P1" draw:layer="layout" svg:x1="5.505cm" svg:y1="4.208cm" svg:x2="12.993cm" svg:y2="6.193cm">
          <text:p/>
        </draw:line>
        <draw:line draw:style-name="gr5" draw:text-style-name="P1" draw:layer="layout" svg:x1="5.479cm" svg:y1="4.208cm" svg:x2="6.987cm" svg:y2="6.193cm">
          <text:p/>
        </draw:line>
        <draw:line draw:style-name="gr5" draw:text-style-name="P1" draw:layer="layout" svg:x1="10.015cm" svg:y1="1.192cm" svg:x2="10.015cm" svg:y2="3.176cm">
          <text:p/>
        </draw:line>
        <draw:line draw:style-name="gr5" draw:text-style-name="P1" draw:layer="layout" svg:x1="10.015cm" svg:y1="1.192cm" svg:x2="14.104cm" svg:y2="3.176cm">
          <text:p/>
        </draw:line>
        <draw:line draw:style-name="gr5" draw:text-style-name="P1" draw:layer="layout" svg:x1="10.015cm" svg:y1="1.192cm" svg:x2="6.008cm" svg:y2="3.176cm">
          <text:p/>
        </draw:line>
        <draw:line draw:style-name="gr5" draw:text-style-name="P1" draw:layer="layout" svg:x1="16.089cm" svg:y1="4.208cm" svg:x2="13.019cm" svg:y2="6.193cm">
          <text:p/>
        </draw:line>
        <draw:line draw:style-name="gr5" draw:text-style-name="P1" draw:layer="layout" svg:x1="6.689cm" svg:y1="7.225cm" svg:x2="6.689cm" svg:y2="9.183cm">
          <text:p/>
        </draw:line>
        <draw:line draw:style-name="gr5" draw:text-style-name="P1" draw:layer="layout" svg:x1="13.284cm" svg:y1="7.225cm" svg:x2="13.284cm" svg:y2="9.183cm">
          <text:p/>
        </draw:line>
        <draw:line draw:style-name="gr5" draw:text-style-name="P1" draw:layer="layout" svg:x1="6.7cm" svg:y1="10.238cm" svg:x2="6.711cm" svg:y2="12.181cm">
          <text:p/>
        </draw:line>
        <draw:line draw:style-name="gr5" draw:text-style-name="P1" draw:layer="layout" svg:x1="13.231cm" svg:y1="10.215cm" svg:x2="17.042cm" svg:y2="12.216cm">
          <text:p/>
        </draw:line>
        <draw:line draw:style-name="gr5" draw:text-style-name="P1" draw:layer="layout" svg:x1="13.256cm" svg:y1="10.24cm" svg:x2="12.068cm" svg:y2="12.216cm">
          <text:p/>
        </draw:line>
        <draw:line draw:style-name="gr6" draw:text-style-name="P1" draw:layer="layout" svg:x1="0.372cm" svg:y1="0.208cm" svg:x2="0.372cm" svg:y2="5.188cm">
          <text:p/>
        </draw:line>
        <draw:line draw:style-name="gr6" draw:text-style-name="P1" draw:layer="layout" svg:x1="0.372cm" svg:y1="5.108cm" svg:x2="0.372cm" svg:y2="8.284cm">
          <text:p/>
        </draw:line>
        <draw:line draw:style-name="gr6" draw:text-style-name="P1" draw:layer="layout" svg:x1="0.372cm" svg:y1="8.208cm" svg:x2="0.383cm" svg:y2="13.362cm">
          <text:p/>
        </draw:line>
        <draw:line draw:style-name="gr6" draw:text-style-name="P1" draw:layer="layout" svg:x1="20.84cm" svg:y1="5.135cm" svg:x2="20.84cm" svg:y2="8.311cm">
          <text:p/>
        </draw:line>
        <draw:frame draw:style-name="gr7" draw:text-style-name="P3" draw:layer="layout" svg:width="5.604cm" svg:height="1.386cm" svg:x="0.284cm" svg:y="0.1cm">
          <draw:text-box>
            <text:p><text:span text:style-name="T1">PHP/HTML/JS</text:span></text:p>
          </draw:text-box>
        </draw:frame>
        <draw:frame draw:style-name="gr8" draw:text-style-name="P3" draw:layer="layout" svg:width="2.361cm" svg:height="1.457cm" svg:x="0.258cm" svg:y="5.05cm">
          <draw:text-box>
            <text:p><text:span text:style-name="T1">PHP</text:span></text:p>
          </draw:text-box>
        </draw:frame>
        <draw:frame draw:style-name="gr9" draw:text-style-name="P3" draw:layer="layout" svg:width="3.741cm" svg:height="1.457cm" svg:x="0.259cm" svg:y="8.151cm">
          <draw:text-box>
            <text:p><text:span text:style-name="T1">Python</text:span></text:p>
          </draw:text-box>
        </draw:frame>
        <draw:frame draw:style-name="gr10" draw:text-style-name="P3" draw:layer="layout" svg:width="4.143cm" svg:height="1.272cm" svg:x="16.759cm" svg:y="6.076cm">
          <draw:text-box>
            <text:p><text:span text:style-name="T1">(wrappers)</text:span></text:p>
          </draw:text-box>
        </draw:frame>
        <draw:custom-shape draw:style-name="gr4" draw:text-style-name="P2" draw:layer="layout" svg:width="5.315cm" svg:height="1.038cm" svg:x="9.403cm" svg:y="12.245cm">
          <text:p text:style-name="P1"><text:span text:style-name="T1">ourdygraph.p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256cm" svg:y1="10.235cm" svg:x2="8.582cm" svg:y2="12.184cm">
          <text:p/>
        </draw:line>
        <draw:frame draw:style-name="gr11" draw:text-style-name="P3" draw:layer="layout" svg:width="2.471cm" svg:height="1.297cm" svg:x="18.318cm" svg:y="9.652cm">
          <draw:text-box>
            <text:p><text:span text:style-name="T1">(core)</text:span></text:p>
          </draw:text-box>
        </draw:frame>
        <draw:frame draw:style-name="gr12" draw:text-style-name="P3" draw:layer="layout" svg:width="2.589cm" svg:height="1.297cm" svg:x="18.2cm" svg:y="1.452cm">
          <draw:text-box>
            <text:p><text:span text:style-name="T1">(fron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_20_1" draw:display-name="Arrowhead 1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47b8b8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285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nneth Nielsen</meta:initial-creator>
    <meta:creation-date>2011-10-20T14:04:18</meta:creation-date>
    <dc:date>2013-06-27T17:34:34.58</dc:date>
    <meta:editing-duration>PT28M55S</meta:editing-duration>
    <meta:editing-cycles>12</meta:editing-cycles>
    <meta:generator>LibreOffice/3.4$Win32 LibreOffice_project/340m1$Build-203</meta:generator>
    <meta:document-statistic meta:object-count="38"/>
  </office:meta>
</office:document-meta>
</file>